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98年 12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3"/>December- 2009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03366" calcext:value-type="float">
            <text:p><text:s/>503,366 </text:p>
          </table:table-cell>
          <table:table-cell table:style-name="ce30" office:value-type="float" office:value="2487" calcext:value-type="float">
            <text:p><text:s/>2,487 </text:p>
          </table:table-cell>
          <table:table-cell table:style-name="ce30" office:value-type="float" office:value="26471" calcext:value-type="float">
            <text:p><text:s/>26,47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449778" calcext:value-type="float">
            <text:p><text:s/>449,778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290" calcext:value-type="float">
            <text:p><text:s/>290 </text:p>
          </table:table-cell>
          <table:table-cell table:style-name="ce30" office:value-type="float" office:value="23672" calcext:value-type="float">
            <text:p><text:s/>23,672 </text:p>
          </table:table-cell>
          <table:table-cell table:style-name="ce30" office:value-type="float" office:value="7" calcext:value-type="float">
            <text:p><text:s/>7 </text:p>
          </table:table-cell>
          <table:table-cell table:style-name="ce30" office:value-type="float" office:value="1258" calcext:value-type="float">
            <text:p><text:s/>1,258 </text:p>
          </table:table-cell>
          <table:table-cell table:style-name="ce30" office:value-type="float" office:value="4374" calcext:value-type="float">
            <text:p><text:s/>4,374 </text:p>
          </table:table-cell>
          <table:table-cell table:style-name="ce30" office:value-type="float" office:value="3445" calcext:value-type="float">
            <text:p><text:s/>3,445 </text:p>
          </table:table-cell>
          <table:table-cell table:style-name="ce30" office:value-type="float" office:value="929" calcext:value-type="float">
            <text:p><text:s/>929 </text:p>
          </table:table-cell>
          <table:table-cell table:style-name="ce30" office:value-type="float" office:value="146" calcext:value-type="float">
            <text:p><text:s/>146 </text:p>
          </table:table-cell>
          <table:table-cell table:style-name="ce30" office:value-type="float" office:value="11" calcext:value-type="float">
            <text:p><text:s/>11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329420" calcext:value-type="float">
            <text:p><text:s/>329,420 </text:p>
          </table:table-cell>
          <table:table-cell table:style-name="ce30" office:value-type="float" office:value="1208" calcext:value-type="float">
            <text:p><text:s/>1,208 </text:p>
          </table:table-cell>
          <table:table-cell table:style-name="ce30" office:value-type="float" office:value="19479" calcext:value-type="float">
            <text:p><text:s/>19,47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288073" calcext:value-type="float">
            <text:p><text:s/>288,073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236" calcext:value-type="float">
            <text:p><text:s/>236 </text:p>
          </table:table-cell>
          <table:table-cell table:style-name="ce30" office:value-type="float" office:value="19166" calcext:value-type="float">
            <text:p><text:s/>19,166 </text:p>
          </table:table-cell>
          <table:table-cell table:style-name="ce30" office:value-type="float" office:value="7" calcext:value-type="float">
            <text:p><text:s/>7 </text:p>
          </table:table-cell>
          <table:table-cell table:style-name="ce30" office:value-type="float" office:value="726" calcext:value-type="float">
            <text:p><text:s/>726 </text:p>
          </table:table-cell>
          <table:table-cell table:style-name="ce30" office:value-type="float" office:value="2938" calcext:value-type="float">
            <text:p><text:s/>2,938 </text:p>
          </table:table-cell>
          <table:table-cell table:style-name="ce30" office:value-type="float" office:value="2702" calcext:value-type="float">
            <text:p><text:s/>2,702 </text:p>
          </table:table-cell>
          <table:table-cell table:style-name="ce30" office:value-type="float" office:value="236" calcext:value-type="float">
            <text:p><text:s/>236 </text:p>
          </table:table-cell>
          <table:table-cell table:style-name="ce30" office:value-type="float" office:value="87" calcext:value-type="float">
            <text:p><text:s/>87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5" office:value-type="float" office:value="155542" calcext:value-type="float">
            <text:p><text:s/>155,542 </text:p>
          </table:table-cell>
          <table:table-cell table:style-name="ce31" office:value-type="float" office:value="811" calcext:value-type="float">
            <text:p><text:s/>81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42146" calcext:value-type="float">
            <text:p><text:s/>142,146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78" calcext:value-type="float">
            <text:p><text:s/>178 </text:p>
          </table:table-cell>
          <table:table-cell table:style-name="ce31" office:value-type="float" office:value="11575" calcext:value-type="float">
            <text:p><text:s/>11,575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579" calcext:value-type="float">
            <text:p><text:s/>579 </text:p>
          </table:table-cell>
          <table:table-cell table:style-name="ce31" office:value-type="float" office:value="1875" calcext:value-type="float">
            <text:p><text:s/>1,875 </text:p>
          </table:table-cell>
          <table:table-cell table:style-name="ce31" office:value-type="float" office:value="1821" calcext:value-type="float">
            <text:p><text:s/>1,821 </text:p>
          </table:table-cell>
          <table:table-cell table:style-name="ce31" office:value-type="float" office:value="54" calcext:value-type="float">
            <text:p><text:s/>54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366" calcext:value-type="float">
            <text:p><text:s/>2,366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93" calcext:value-type="float">
            <text:p><text:s/>59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02" calcext:value-type="float">
            <text:p><text:s/>10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28908" calcext:value-type="float">
            <text:p><text:s/>28,908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5503" calcext:value-type="float">
            <text:p><text:s/>25,50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480" calcext:value-type="float">
            <text:p><text:s/>2,48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202" calcext:value-type="float">
            <text:p><text:s/>202 </text:p>
          </table:table-cell>
          <table:table-cell table:style-name="ce31" office:value-type="float" office:value="191" calcext:value-type="float">
            <text:p><text:s/>191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70" calcext:value-type="float">
            <text:p><text:s/>70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3980" calcext:value-type="float">
            <text:p><text:s/>3,98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629" calcext:value-type="float">
            <text:p><text:s/>2,62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32" calcext:value-type="float">
            <text:p><text:s/>2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0" calcext:value-type="float">
            <text:p><text:s/>1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203" calcext:value-type="float">
            <text:p><text:s/>1,203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150" calcext:value-type="float">
            <text:p><text:s/>1,15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2" calcext:value-type="float">
            <text:p><text:s/>5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5" office:value-type="float" office:value="6958" calcext:value-type="float">
            <text:p><text:s/>6,958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1127" calcext:value-type="float">
            <text:p><text:s/>1,1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544" calcext:value-type="float">
            <text:p><text:s/>5,54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14" calcext:value-type="float">
            <text:p><text:s/>21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73" calcext:value-type="float">
            <text:p><text:s/>7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050" calcext:value-type="float">
            <text:p><text:s/>5,050 </text:p>
          </table:table-cell>
          <table:table-cell table:style-name="ce31" office:value-type="float" office:value="35" calcext:value-type="float">
            <text:p><text:s/>35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464" calcext:value-type="float">
            <text:p><text:s/>4,46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340" calcext:value-type="float">
            <text:p><text:s/>34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643" calcext:value-type="float">
            <text:p><text:s/>1,643 </text:p>
          </table:table-cell>
          <table:table-cell table:style-name="ce31" office:value-type="float" office:value="30" calcext:value-type="float">
            <text:p><text:s/>30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19" calcext:value-type="float">
            <text:p><text:s/>1,51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30" calcext:value-type="float">
            <text:p><text:s/>30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046" calcext:value-type="float">
            <text:p><text:s/>2,046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95" calcext:value-type="float">
            <text:p><text:s/>1,69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6" calcext:value-type="float">
            <text:p><text:s/>3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061" calcext:value-type="float">
            <text:p><text:s/>2,06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85" calcext:value-type="float">
            <text:p><text:s/>1,58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0" calcext:value-type="float">
            <text:p><text:s/>1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5" office:value-type="float" office:value="689" calcext:value-type="float">
            <text:p><text:s/>689 </text:p>
          </table:table-cell>
          <table:table-cell table:style-name="ce31" office:value-type="float" office:value="13" calcext:value-type="float">
            <text:p><text:s/>1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524" calcext:value-type="float">
            <text:p><text:s/>52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32" calcext:value-type="float">
            <text:p><text:s/>132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43" calcext:value-type="float">
            <text:p><text:s/>43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5" office:value-type="float" office:value="12886" calcext:value-type="float">
            <text:p><text:s/>12,886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169" calcext:value-type="float">
            <text:p><text:s/>16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696" calcext:value-type="float">
            <text:p><text:s/>11,69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93" calcext:value-type="float">
            <text:p><text:s/>89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39" calcext:value-type="float">
            <text:p><text:s/>139 </text:p>
          </table:table-cell>
          <table:table-cell table:style-name="ce31" office:value-type="float" office:value="128" calcext:value-type="float">
            <text:p><text:s/>128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2884" calcext:value-type="float">
            <text:p><text:s/>12,884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928" calcext:value-type="float">
            <text:p><text:s/>11,92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91" calcext:value-type="float">
            <text:p><text:s/>9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393" calcext:value-type="float">
            <text:p><text:s/>393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340" calcext:value-type="float">
            <text:p><text:s/>34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8" calcext:value-type="float">
            <text:p><text:s/>4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506" calcext:value-type="float">
            <text:p><text:s/>2,506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360" calcext:value-type="float">
            <text:p><text:s/>2,36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2" calcext:value-type="float">
            <text:p><text:s/>14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6789" calcext:value-type="float">
            <text:p><text:s/>16,789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613" calcext:value-type="float">
            <text:p><text:s/>15,61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26" calcext:value-type="float">
            <text:p><text:s/>22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19" calcext:value-type="float">
            <text:p><text:s/>1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165" calcext:value-type="float">
            <text:p><text:s/>6,165 </text:p>
          </table:table-cell>
          <table:table-cell table:style-name="ce31" office:value-type="float" office:value="45" calcext:value-type="float">
            <text:p><text:s/>45 </text:p>
          </table:table-cell>
          <table:table-cell table:style-name="ce31" office:value-type="float" office:value="540" calcext:value-type="float">
            <text:p><text:s/>54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5170" calcext:value-type="float">
            <text:p><text:s/>5,17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420" calcext:value-type="float">
            <text:p><text:s/>42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41" calcext:value-type="float">
            <text:p><text:s/>41 </text:p>
          </table:table-cell>
          <table:table-cell table:style-name="ce31" office:value-type="float" office:value="35" calcext:value-type="float">
            <text:p><text:s/>35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5" office:value-type="float" office:value="33222" calcext:value-type="float">
            <text:p><text:s/>33,222 </text:p>
          </table:table-cell>
          <table:table-cell table:style-name="ce31" office:value-type="float" office:value="134" calcext:value-type="float">
            <text:p><text:s/>134 </text:p>
          </table:table-cell>
          <table:table-cell table:style-name="ce31" office:value-type="float" office:value="4216" calcext:value-type="float">
            <text:p><text:s/>4,21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6986" calcext:value-type="float">
            <text:p><text:s/>26,98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1733" calcext:value-type="float">
            <text:p><text:s/>1,73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9" calcext:value-type="float">
            <text:p><text:s/>49 </text:p>
          </table:table-cell>
          <table:table-cell table:style-name="ce31" office:value-type="float" office:value="353" calcext:value-type="float">
            <text:p><text:s/>353 </text:p>
          </table:table-cell>
          <table:table-cell table:style-name="ce31" office:value-type="float" office:value="287" calcext:value-type="float">
            <text:p><text:s/>287 </text:p>
          </table:table-cell>
          <table:table-cell table:style-name="ce31" office:value-type="float" office:value="66" calcext:value-type="float">
            <text:p><text:s/>6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738" calcext:value-type="float">
            <text:p><text:s/>15,738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88" calcext:value-type="float">
            <text:p><text:s/>12,18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5" office:value-type="float" office:value="18381" calcext:value-type="float">
            <text:p><text:s/>18,381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3609" calcext:value-type="float">
            <text:p><text:s/>3,6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440" calcext:value-type="float">
            <text:p><text:s/>14,44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93" calcext:value-type="float">
            <text:p><text:s/>29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55" calcext:value-type="float">
            <text:p><text:s/>55 </text:p>
          </table:table-cell>
          <table:table-cell table:style-name="ce31" office:value-type="float" office:value="39" calcext:value-type="float">
            <text:p><text:s/>39 </text:p>
          </table:table-cell>
          <table:table-cell table:style-name="ce31" office:value-type="float" office:value="16" calcext:value-type="float">
            <text:p><text:s/>1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79567" calcext:value-type="float">
            <text:p><text:s/>79,567 </text:p>
          </table:table-cell>
          <table:table-cell table:style-name="ce30" office:value-type="float" office:value="708" calcext:value-type="float">
            <text:p><text:s/>708 </text:p>
          </table:table-cell>
          <table:table-cell table:style-name="ce30" office:value-type="float" office:value="6586" calcext:value-type="float">
            <text:p><text:s/>6,58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0936" calcext:value-type="float">
            <text:p><text:s/>70,93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30" office:value-type="float" office:value="1613" calcext:value-type="float">
            <text:p><text:s/>1,61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22" calcext:value-type="float">
            <text:p><text:s/>222 </text:p>
          </table:table-cell>
          <table:table-cell table:style-name="ce30" office:value-type="float" office:value="906" calcext:value-type="float">
            <text:p><text:s/>906 </text:p>
          </table:table-cell>
          <table:table-cell table:style-name="ce30" office:value-type="float" office:value="432" calcext:value-type="float">
            <text:p><text:s/>432 </text:p>
          </table:table-cell>
          <table:table-cell table:style-name="ce30" office:value-type="float" office:value="474" calcext:value-type="float">
            <text:p><text:s/>474 </text:p>
          </table:table-cell>
          <table:table-cell table:style-name="ce30" office:value-type="float" office:value="58" calcext:value-type="float">
            <text:p><text:s/>58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92150" calcext:value-type="float">
            <text:p><text:s/>92,150 </text:p>
          </table:table-cell>
          <table:table-cell table:style-name="ce30" office:value-type="float" office:value="571" calcext:value-type="float">
            <text:p><text:s/>571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89013" calcext:value-type="float">
            <text:p><text:s/>89,01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2" calcext:value-type="float">
            <text:p><text:s/>42 </text:p>
          </table:table-cell>
          <table:table-cell table:style-name="ce30" office:value-type="float" office:value="2828" calcext:value-type="float">
            <text:p><text:s/>2,82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10" calcext:value-type="float">
            <text:p><text:s/>310 </text:p>
          </table:table-cell>
          <table:table-cell table:style-name="ce30" office:value-type="float" office:value="528" calcext:value-type="float">
            <text:p><text:s/>528 </text:p>
          </table:table-cell>
          <table:table-cell table:style-name="ce30" office:value-type="float" office:value="309" calcext:value-type="float">
            <text:p><text:s/>309 </text:p>
          </table:table-cell>
          <table:table-cell table:style-name="ce30" office:value-type="float" office:value="219" calcext:value-type="float">
            <text:p><text:s/>21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229" calcext:value-type="float">
            <text:p><text:s/>2,22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06" calcext:value-type="float">
            <text:p><text:s/>4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756" calcext:value-type="float">
            <text:p><text:s/>1,75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65" calcext:value-type="float">
            <text:p><text:s/>65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2" calcext:value-type="float">
            <text:p><text:s/>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1782" calcext:value-type="float">
            <text:p><text:s/>1,782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722" calcext:value-type="float">
            <text:p><text:s/>1,72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8" calcext:value-type="float">
            <text:p><text:s/>5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447" calcext:value-type="float">
            <text:p><text:s/>44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06" calcext:value-type="float">
            <text:p><text:s/>4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4" calcext:value-type="float">
            <text:p><text:s/>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10-02-25T14:39:25</dc:date>
    <meta:print-date>2007-08-08T17:17:22</meta:print-date>
    <meta:document-statistic meta:table-count="1" meta:cell-count="537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